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5.372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1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2.359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8.918cm" fo:min-width="12.16cm"/>
    </style:style>
    <style:style style:name="gr24" style:family="graphic" style:parent-style-name="standard">
      <style:graphic-properties draw:fill-color="#ffcccc" draw:textarea-horizontal-align="justify" draw:textarea-vertical-align="middle" draw:auto-grow-height="false" fo:min-height="0.543cm" fo:min-width="2.833cm"/>
    </style:style>
    <style:style style:name="gr25" style:family="graphic" style:parent-style-name="standard">
      <style:graphic-properties draw:fill-color="#99ccff" draw:textarea-horizontal-align="justify" draw:textarea-vertical-align="top" draw:auto-grow-height="false" fo:min-height="1.519cm" fo:min-width="5.342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0.475cm" fo:min-width="4.819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519cm" fo:min-width="5.025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13.037cm" fo:min-width="15.558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0.475cm" fo:min-width="4.343cm"/>
    </style:style>
    <style:style style:name="gr31" style:family="graphic" style:parent-style-name="standard">
      <style:graphic-properties draw:fill-color="#99ccff" draw:textarea-horizontal-align="justify" draw:textarea-vertical-align="top" draw:auto-grow-height="false" fo:min-height="4.048cm" fo:min-width="7.767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33" style:family="graphic" style:parent-style-name="standard">
      <style:graphic-properties draw:fill-color="#99ccff" draw:textarea-horizontal-align="justify" draw:textarea-vertical-align="bottom" draw:auto-grow-height="false" fo:min-height="4.622cm" fo:min-width="11.992cm"/>
    </style:style>
    <style:style style:name="gr34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5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6" style:family="graphic" style:parent-style-name="standard">
      <style:graphic-properties draw:fill-color="#99ccff" draw:textarea-horizontal-align="justify" draw:textarea-vertical-align="top" draw:auto-grow-height="false" fo:min-height="6.053cm" fo:min-width="8.82cm"/>
    </style:style>
    <style:style style:name="gr37" style:family="graphic" style:parent-style-name="standard">
      <style:graphic-properties draw:fill-color="#99ccff" draw:textarea-horizontal-align="justify" draw:textarea-vertical-align="top" draw:auto-grow-height="false" fo:min-height="2.902cm" fo:min-width="16.305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gr39" style:family="graphic" style:parent-style-name="standard">
      <style:graphic-properties draw:fill-color="#99ccff" draw:textarea-horizontal-align="justify" draw:textarea-vertical-align="top" draw:auto-grow-height="false" fo:min-height="3.475cm" fo:min-width="9.57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style:paragraph-properties fo:text-align="center" style:writing-mode="lr-tb">
        <style:tab-stops/>
      </style:paragraph-properties>
    </style:style>
    <style:style style:name="P15" style:family="paragraph">
      <loext:graphic-properties draw:fill-color="#99cc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16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text-align="start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un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10.16cm" svg:height="0.877cm" svg:x="1.635cm" svg:y="25.75cm">
          <draw:text-box>
            <text:p><text:span text:style-name="T5">Test Runner:</text:span><text:span text:style-name="T6"> A user written PL/SQL package with a WTPLSQL.TEST_RUN procedure and one or more calls to WT_ASSERT procedures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  <draw:connector draw:style-name="gr4" draw:text-style-name="P4" draw:layer="layout" draw:type="line" svg:x1="5.471cm" svg:y1="8.723cm" svg:x2="7.033cm" svg:y2="16.081cm" draw:start-shape="id4" draw:start-glue-point="2" draw:end-shape="id25" draw:end-glue-point="4" svg:d="M5471 8723l1562 7358" svg:viewBox="0 0 1563 7359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5.921cm 16.081cm)">
          <draw:glue-point draw:id="4" svg:x="-2.2cm" svg:y="-5cm"/>
          <text:p text:style-name="P1"><text:span text:style-name="T1">reset_global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rofiler Initialize and Finalize" draw:style-name="dp1" draw:master-page-name="Default">
        <draw:custom-shape draw:style-name="gr17" draw:text-style-name="P2" draw:layer="layout" svg:width="13.97cm" svg:height="16.986cm" svg:x="5.445cm" svg:y="5.762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0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6" draw:id="id26" draw:layer="layout" svg:width="3.968cm" svg:height="0.803cm" draw:transform="skewX (-0.00628318530717958) rotate (-0.00628318530718033) translate (1.635cm 5.1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5.92cm" svg:y2="15.652cm" draw:start-shape="id26" draw:start-glue-point="2" draw:end-shape="id27" svg:d="M3619 5942l2301 9710" svg:viewBox="0 0 2302 9711">
          <text:p/>
        </draw:connector>
        <draw:custom-shape draw:style-name="gr3" draw:text-style-name="P3" xml:id="id27" draw:id="id27" draw:layer="layout" svg:width="3.968cm" svg:height="0.803cm" draw:transform="skewX (-0.00628318530717958) rotate (-0.00628318530718033) translate (5.92cm 15.251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8" draw:id="id28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5.942cm" svg:x2="6.042cm" svg:y2="10.768cm" draw:start-shape="id26" draw:start-glue-point="2" draw:end-shape="id28" draw:end-glue-point="3" svg:d="M3619 5942l2423 4826" svg:viewBox="0 0 2424 4827">
          <text:p/>
        </draw:connector>
        <draw:custom-shape draw:style-name="gr6" draw:text-style-name="P6" xml:id="id30" draw:id="id30" draw:layer="layout" svg:width="4.445cm" svg:height="1.27cm" svg:x="15.689cm" svg:y="17.35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7.986cm" draw:start-shape="id29" draw:end-shape="id30" draw:end-glue-point="6" svg:d="M10207 18889l5482-903" svg:viewBox="0 0 5483 904">
          <text:p/>
        </draw:connector>
        <draw:custom-shape draw:style-name="gr6" draw:text-style-name="P6" xml:id="id31" draw:id="id31" draw:layer="layout" svg:width="4.445cm" svg:height="1.27cm" svg:x="15.689cm" svg:y="18.62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89cm" svg:y2="19.256cm" draw:start-shape="id29" draw:end-shape="id31" draw:end-glue-point="6" svg:d="M10207 18889l5482 367" svg:viewBox="0 0 5483 368">
          <text:p/>
        </draw:connector>
        <draw:custom-shape draw:style-name="gr6" draw:text-style-name="P6" xml:id="id42" draw:id="id42" draw:layer="layout" svg:width="4.445cm" svg:height="1.27cm" svg:x="15.763cm" svg:y="19.89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7cm" svg:y1="18.889cm" svg:x2="15.605cm" svg:y2="16.716cm" draw:start-shape="id29" draw:end-shape="id32" svg:d="M10207 18889l5398-2173" svg:viewBox="0 0 5399 2174">
          <text:p/>
        </draw:connector>
        <draw:custom-shape draw:style-name="gr6" draw:text-style-name="P6" xml:id="id32" draw:id="id32" draw:layer="layout" svg:width="4.445cm" svg:height="1.27cm" svg:x="15.605cm" svg:y="16.08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onnector draw:style-name="gr4" draw:text-style-name="P4" draw:layer="layout" draw:type="line" svg:x1="8.026cm" svg:y1="10.379cm" svg:x2="8.381cm" svg:y2="8.289cm" draw:start-shape="id28" draw:start-glue-point="0" draw:end-shape="id33" svg:d="M8026 10379l355-2090" svg:viewBox="0 0 356 2091">
          <text:p/>
        </draw:connector>
        <draw:connector draw:style-name="gr4" draw:text-style-name="P4" draw:layer="layout" draw:type="line" svg:x1="10.365cm" svg:y1="7.9cm" svg:x2="13.778cm" svg:y2="12.114cm" draw:start-shape="id33" draw:start-glue-point="1" draw:end-shape="id34" draw:end-glue-point="0" svg:d="M10365 7900l3413 4214" svg:viewBox="0 0 3414 4215">
          <text:p/>
        </draw:connector>
        <draw:connector draw:style-name="gr4" draw:text-style-name="P4" draw:layer="layout" draw:type="line" svg:x1="9.888cm" svg:y1="15.677cm" svg:x2="12.112cm" svg:y2="12.51cm" draw:start-shape="id27" draw:start-glue-point="1" draw:end-shape="id34" draw:end-glue-point="3" svg:d="M9888 15677l2224-3167" svg:viewBox="0 0 2225 3168">
          <text:p/>
        </draw:connector>
        <draw:connector draw:style-name="gr4" draw:text-style-name="P4" draw:layer="layout" draw:type="line" svg:x1="10.01cm" svg:y1="10.793cm" svg:x2="12.112cm" svg:y2="12.51cm" draw:start-shape="id28" draw:start-glue-point="1" draw:end-shape="id34" draw:end-glue-point="3" svg:d="M10010 10793l2102 1717" svg:viewBox="0 0 2103 1718">
          <text:p/>
        </draw:connector>
        <draw:connector draw:style-name="gr4" draw:text-style-name="P4" draw:layer="layout" draw:type="line" svg:x1="8.026cm" svg:y1="11.182cm" svg:x2="8.579cm" svg:y2="13.36cm" draw:start-shape="id28" draw:start-glue-point="2" draw:end-shape="id35" draw:end-glue-point="0" svg:d="M8026 11182l553 2178" svg:viewBox="0 0 554 2179">
          <text:p/>
        </draw:connector>
        <draw:connector draw:style-name="gr4" draw:text-style-name="P4" draw:layer="layout" draw:type="line" svg:x1="8.026cm" svg:y1="11.182cm" svg:x2="3.142cm" svg:y2="13.553cm" draw:start-shape="id28" draw:start-glue-point="2" draw:end-shape="id36" draw:end-glue-point="0" svg:d="M8026 11182l-4884 2371" svg:viewBox="0 0 4885 2372">
          <text:p/>
        </draw:connector>
        <draw:connector draw:style-name="gr4" draw:text-style-name="P4" draw:layer="layout" draw:type="line" svg:x1="7.904cm" svg:y1="15.263cm" svg:x2="3.142cm" svg:y2="14.356cm" draw:start-shape="id27" draw:start-glue-point="0" draw:end-shape="id36" draw:end-glue-point="2" svg:d="M7904 15263l-4762-907" svg:viewBox="0 0 4763 908">
          <text:p/>
        </draw:connector>
        <draw:connector draw:style-name="gr4" draw:text-style-name="P4" draw:layer="layout" draw:type="line" svg:x1="7.904cm" svg:y1="15.263cm" svg:x2="8.579cm" svg:y2="14.163cm" draw:start-shape="id27" draw:start-glue-point="0" draw:end-shape="id35" draw:end-glue-point="2" svg:d="M7904 15263l675-1100" svg:viewBox="0 0 676 1101">
          <text:p/>
        </draw:connector>
        <draw:custom-shape draw:style-name="gr19" draw:text-style-name="P3" xml:id="id35" draw:id="id35" draw:layer="layout" svg:width="4.365cm" svg:height="0.803cm" draw:transform="skewX (-0.00628318530717958) rotate (-0.00628318530718033) translate (6.397cm 13.346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4cm" svg:y1="16.066cm" svg:x2="8.143cm" svg:y2="18.475cm" draw:start-shape="id27" draw:start-glue-point="2" draw:end-shape="id29" draw:end-glue-point="0" svg:d="M7904 16066l239 2409" svg:viewBox="0 0 240 2410">
          <text:p/>
        </draw:connector>
        <draw:connector draw:style-name="gr4" draw:text-style-name="P4" draw:layer="layout" draw:type="line" svg:x1="8.143cm" svg:y1="18.475cm" svg:x2="13.183cm" svg:y2="15.153cm" draw:start-shape="id29" draw:start-glue-point="0" draw:end-shape="id37" draw:end-glue-point="2" svg:d="M8143 18475l5040-3322" svg:viewBox="0 0 5041 3323">
          <text:p/>
        </draw:connector>
        <draw:connector draw:style-name="gr4" draw:text-style-name="P4" draw:layer="layout" draw:type="line" svg:x1="10.762cm" svg:y1="13.774cm" svg:x2="12.112cm" svg:y2="12.51cm" draw:start-shape="id35" draw:end-shape="id34" svg:d="M10762 13774l1350-1264" svg:viewBox="0 0 1351 1265">
          <text:p/>
        </draw:connector>
        <draw:custom-shape draw:style-name="gr3" draw:text-style-name="P3" xml:id="id36" draw:id="id36" draw:layer="layout" svg:width="3.968cm" svg:height="0.803cm" draw:transform="skewX (-0.00628318530717958) rotate (-0.00628318530718033) translate (1.158cm 13.541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3.183cm" svg:y1="14.35cm" svg:x2="13.778cm" svg:y2="12.907cm" draw:start-shape="id37" draw:start-glue-point="0" draw:end-shape="id34" draw:end-glue-point="2" svg:d="M13183 14350l595-1443" svg:viewBox="0 0 596 1444">
          <text:p/>
        </draw:connector>
        <draw:connector draw:style-name="gr4" draw:text-style-name="P4" draw:layer="layout" draw:type="line" svg:x1="14.652cm" svg:y1="14.76cm" svg:x2="18.143cm" svg:y2="12.114cm" draw:start-shape="id37" draw:end-shape="id38" draw:end-glue-point="8" svg:d="M14652 14760l3491-2646" svg:viewBox="0 0 3492 2647">
          <text:p/>
        </draw:connector>
        <draw:connector draw:style-name="gr4" draw:text-style-name="P4" draw:layer="layout" draw:type="line" svg:x1="8.026cm" svg:y1="10.379cm" svg:x2="8.699cm" svg:y2="9.593cm" draw:start-shape="id28" draw:start-glue-point="0" draw:end-shape="id39" svg:d="M8026 10379l673-786" svg:viewBox="0 0 674 787">
          <text:p/>
        </draw:connector>
        <draw:custom-shape draw:style-name="gr3" draw:text-style-name="P3" xml:id="id39" draw:id="id39" draw:layer="layout" svg:width="3.968cm" svg:height="0.803cm" draw:transform="skewX (-0.00628318530717958) rotate (-0.00628318530718033) translate (6.715cm 8.778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143cm" svg:y1="19.278cm" svg:x2="9.334cm" svg:y2="20.063cm" draw:start-shape="id29" draw:start-glue-point="2" draw:end-shape="id40" draw:end-glue-point="0" svg:d="M8143 19278l1191 785" svg:viewBox="0 0 1192 786">
          <text:p/>
        </draw:connector>
        <draw:custom-shape draw:style-name="gr20" draw:text-style-name="P3" xml:id="id29" draw:id="id29" draw:layer="layout" svg:width="4.127cm" svg:height="0.803cm" draw:transform="skewX (-0.00628318530717958) rotate (-0.00628318530718033) translate (6.08cm 18.462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026cm" svg:y1="11.182cm" svg:x2="9.017cm" svg:y2="12.124cm" draw:start-shape="id28" draw:end-shape="id41" svg:d="M8026 11182l991 942" svg:viewBox="0 0 992 943">
          <text:p/>
        </draw:connector>
        <draw:custom-shape draw:style-name="gr3" draw:text-style-name="P3" xml:id="id41" draw:id="id41" draw:layer="layout" svg:width="3.968cm" svg:height="0.803cm" draw:transform="skewX (-0.00628318530717958) rotate (-0.00628318530718033) translate (7.033cm 12.112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7cm" svg:y1="20.478cm" svg:x2="15.763cm" svg:y2="20.526cm" draw:start-shape="id40" draw:start-glue-point="1" draw:end-shape="id42" draw:end-glue-point="6" svg:d="M11477 20478l4286 48" svg:viewBox="0 0 4287 49">
          <text:p/>
        </draw:connector>
        <draw:connector draw:style-name="gr4" draw:text-style-name="P4" draw:layer="layout" draw:type="line" svg:x1="11.477cm" svg:y1="20.478cm" svg:x2="15.689cm" svg:y2="19.256cm" draw:start-shape="id40" draw:start-glue-point="1" draw:end-shape="id31" draw:end-glue-point="6" svg:d="M11477 20478l4212-1222" svg:viewBox="0 0 4213 1223">
          <text:p/>
        </draw:connector>
        <draw:connector draw:style-name="gr4" draw:text-style-name="P4" draw:layer="layout" draw:type="line" svg:x1="11.477cm" svg:y1="20.478cm" svg:x2="15.689cm" svg:y2="17.986cm" draw:start-shape="id40" draw:start-glue-point="1" draw:end-shape="id30" draw:end-glue-point="6" svg:d="M11477 20478l4212-2492" svg:viewBox="0 0 4213 2493">
          <text:p/>
        </draw:connector>
        <draw:connector draw:style-name="gr4" draw:text-style-name="P4" draw:layer="layout" draw:type="line" svg:x1="10.683cm" svg:y1="9.204cm" svg:x2="15.92cm" svg:y2="11.479cm" draw:start-shape="id39" draw:start-glue-point="1" draw:end-shape="id38" draw:end-glue-point="6" svg:d="M10683 9204l5237 2275" svg:viewBox="0 0 5238 2276">
          <text:p/>
        </draw:connector>
        <draw:connector draw:style-name="gr4" draw:text-style-name="P4" draw:layer="layout" draw:type="line" svg:x1="7.033cm" svg:y1="12.513cm" svg:x2="3.142cm" svg:y2="13.553cm" draw:start-shape="id41" draw:end-shape="id36" draw:end-glue-point="0" svg:d="M7033 12513l-3891 1040" svg:viewBox="0 0 3892 1041">
          <text:p/>
        </draw:connector>
        <draw:connector draw:style-name="gr4" draw:text-style-name="P4" draw:layer="layout" draw:type="line" svg:x1="8.143cm" svg:y1="18.475cm" svg:x2="13.778cm" svg:y2="12.907cm" draw:start-shape="id29" draw:start-glue-point="0" draw:end-shape="id34" draw:end-glue-point="2" svg:d="M8143 18475l5635-5568" svg:viewBox="0 0 5636 5569">
          <text:p/>
        </draw:connector>
        <draw:custom-shape draw:style-name="gr21" draw:text-style-name="P5" xml:id="id43" draw:id="id43" draw:layer="layout" svg:width="3.332cm" svg:height="0.793cm" svg:x="16.083cm" svg:y="15.263cm">
          <text:p text:style-name="P1"><text:span text:style-name="T2">anno_aa struc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" draw:id="id38" draw:layer="layout" svg:width="4.445cm" svg:height="1.27cm" svg:x="15.92cm" svg:y="10.844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4" draw:id="id44" draw:layer="layout" svg:width="4.445cm" svg:height="1.27cm" svg:x="15.763cm" svg:y="9.574cm">
          <text:p text:style-name="P1"><text:span text:style-name="T3">ALL_OBJEC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4.652cm" svg:y1="14.76cm" svg:x2="16.083cm" svg:y2="15.659cm" draw:start-shape="id37" draw:start-glue-point="1" draw:end-shape="id43" svg:d="M14652 14760l1431 899" svg:viewBox="0 0 1432 900">
          <text:p/>
        </draw:connector>
        <draw:connector draw:style-name="gr4" draw:text-style-name="P4" draw:layer="layout" draw:type="line" svg:x1="8.143cm" svg:y1="18.475cm" svg:x2="16.083cm" svg:y2="15.659cm" draw:start-shape="id29" draw:start-glue-point="0" draw:end-shape="id43" draw:end-glue-point="3" svg:d="M8143 18475l7940-2816" svg:viewBox="0 0 7941 2817">
          <text:p/>
        </draw:connector>
        <draw:connector draw:style-name="gr4" draw:text-style-name="P4" draw:layer="layout" draw:type="line" svg:x1="10.365cm" svg:y1="7.9cm" svg:x2="15.763cm" svg:y2="10.209cm" draw:start-shape="id33" draw:start-glue-point="1" draw:end-shape="id44" svg:d="M10365 7900l5398 2309" svg:viewBox="0 0 5399 2310">
          <text:p/>
        </draw:connector>
        <draw:connector draw:style-name="gr4" draw:text-style-name="P4" draw:layer="layout" draw:type="line" svg:x1="10.365cm" svg:y1="7.9cm" svg:x2="15.92cm" svg:y2="11.479cm" draw:start-shape="id33" draw:start-glue-point="1" draw:end-shape="id38" draw:end-glue-point="6" svg:d="M10365 7900l5555 3579" svg:viewBox="0 0 5556 3580">
          <text:p/>
        </draw:connector>
        <draw:custom-shape draw:style-name="gr22" draw:text-style-name="P3" xml:id="id37" draw:id="id37" draw:layer="layout" svg:width="2.937cm" svg:height="0.803cm" draw:transform="skewX (-0.00628318530717958) rotate (-0.00628318530718033) translate (11.715cm 14.341cm)">
          <text:p text:style-name="P1"><text:span text:style-name="T1">load_anno_aa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3" draw:id="id33" draw:layer="layout" svg:width="3.968cm" svg:height="0.803cm" draw:transform="skewX (-0.00628318530717958) rotate (-0.00628318530718033) translate (6.397cm 7.474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34" draw:id="id34" draw:layer="layout" svg:width="3.332cm" svg:height="0.793cm" svg:x="12.112cm" svg:y="12.114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40" draw:id="id40" draw:layer="layout" svg:width="4.285cm" svg:height="0.803cm" draw:transform="skewX (-0.00628318530717958) rotate (-0.00628318530718033) translate (7.192cm 20.0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Statistics Collection" draw:style-name="dp1" draw:master-page-name="Default"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&lt;page-name&gt;</loext:page-name></text:span></text:p>
          </draw:text-box>
        </draw:frame>
        <draw:custom-shape draw:style-name="gr23" draw:text-style-name="P8" draw:layer="layout" svg:width="13.652cm" svg:height="10.16cm" svg:x="4.175cm" svg:y="11.636cm">
          <text:p text:style-name="P7"><text:span text:style-name="T1">WT_TEST_RUN_STA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6" draw:id="id46" draw:layer="layout" svg:width="4.445cm" svg:height="1.27cm" svg:x="14.017cm" svg:y="18.78cm">
          <text:p text:style-name="P1"><text:span text:style-name="T3">WT_TEST_RUN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0" draw:id="id50" draw:layer="layout" svg:width="3.968cm" svg:height="0.803cm" draw:transform="skewX (-0.00628318530717958) rotate (-0.00628318530718033) translate (4.969cm 18.111cm)">
          <text:p text:style-name="P1"><text:span text:style-name="T1">in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619cm" svg:y1="20.719cm" svg:x2="14.017cm" svg:y2="19.415cm" draw:start-shape="id45" draw:start-glue-point="1" draw:end-shape="id46" draw:end-glue-point="6" svg:d="M8619 20719l5398-1304" svg:viewBox="0 0 5399 1305">
          <text:p/>
        </draw:connector>
        <draw:custom-shape draw:style-name="gr6" draw:text-style-name="P6" xml:id="id53" draw:id="id53" draw:layer="layout" svg:width="4.445cm" svg:height="1.27cm" svg:x="14.017cm" svg:y="20.05cm">
          <text:p text:style-name="P1"><text:span text:style-name="T3">WT_TESTCASE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.619cm" svg:y1="20.719cm" svg:x2="11.556cm" svg:y2="16.716cm" draw:start-shape="id45" draw:end-shape="id47" draw:end-glue-point="2" svg:d="M8619 20719l2937-4003" svg:viewBox="0 0 2938 4004">
          <text:p/>
        </draw:connector>
        <draw:custom-shape draw:style-name="gr24" draw:text-style-name="P5" xml:id="id52" draw:id="id52" draw:layer="layout" svg:width="3.333cm" svg:height="0.793cm" svg:x="13.859cm" svg:y="15.923cm">
          <text:p text:style-name="P1"><text:span text:style-name="T2">g_tc_aa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127cm" svg:y1="10.78cm" svg:x2="7.429cm" svg:y2="14.472cm" draw:start-shape="id48" draw:start-glue-point="2" draw:end-shape="id49" draw:end-glue-point="0" svg:d="M5127 10780l2302 3692" svg:viewBox="0 0 2303 3693">
          <text:p/>
        </draw:connector>
        <draw:custom-shape draw:style-name="gr25" draw:text-style-name="P15" draw:layer="layout" svg:width="6.032cm" svg:height="1.959cm" svg:x="2.112cm" svg:y="9.042cm">
          <text:p text:style-name="P14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635cm" svg:y1="20.305cm" svg:x2="6.953cm" svg:y2="18.926cm" draw:start-shape="id45" draw:start-glue-point="0" draw:end-shape="id50" draw:end-glue-point="2" svg:d="M6635 20305l318-1379" svg:viewBox="0 0 319 1380">
          <text:p/>
        </draw:connector>
        <draw:connector draw:style-name="gr4" draw:text-style-name="P4" draw:layer="layout" draw:type="line" svg:x1="10.763cm" svg:y1="14.005cm" svg:x2="15.525cm" svg:y2="15.923cm" draw:start-shape="id51" draw:start-glue-point="2" draw:end-shape="id52" draw:end-glue-point="0" svg:d="M10763 14005l4762 1918" svg:viewBox="0 0 4763 1919">
          <text:p/>
        </draw:connector>
        <draw:connector draw:style-name="gr4" draw:text-style-name="P4" draw:layer="layout" draw:type="line" svg:x1="10.763cm" svg:y1="14.005cm" svg:x2="11.556cm" svg:y2="15.923cm" draw:start-shape="id51" draw:end-shape="id47" draw:end-glue-point="0" svg:d="M10763 14005l793 1918" svg:viewBox="0 0 794 1919">
          <text:p/>
        </draw:connector>
        <draw:connector draw:style-name="gr4" draw:text-style-name="P4" draw:layer="layout" draw:type="line" svg:x1="8.619cm" svg:y1="20.719cm" svg:x2="14.017cm" svg:y2="20.685cm" draw:start-shape="id45" draw:end-shape="id53" draw:end-glue-point="6" svg:d="M8619 20719l5398-34" svg:viewBox="0 0 5399 35">
          <text:p/>
        </draw:connector>
        <draw:custom-shape draw:style-name="gr3" draw:text-style-name="P3" xml:id="id51" draw:id="id51" draw:layer="layout" svg:width="3.968cm" svg:height="0.803cm" draw:transform="skewX (-0.00628318530717958) rotate (-0.00628318530718033) translate (8.779cm 13.19cm)">
          <text:p text:style-name="P1"><text:span text:style-name="T1">add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5" draw:id="id45" draw:layer="layout" svg:width="3.968cm" svg:height="0.803cm" draw:transform="skewX (-0.00628318530717958) rotate (-0.00628318530718033) translate (4.651cm 20.293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9" draw:id="id49" draw:layer="layout" svg:width="3.968cm" svg:height="0.803cm" draw:transform="skewX (-0.00628318530717958) rotate (-0.00628318530718033) translate (5.445cm 14.46cm)">
          <text:p text:style-name="P1"><text:span text:style-name="T1">add_profil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48" draw:id="id48" draw:layer="layout" svg:width="5.397cm" svg:height="0.803cm" draw:transform="skewX (-0.00628318530717958) rotate (-0.00628318530718033) translate (2.429cm 9.96cm)">
          <text:p text:style-name="P1"><text:span text:style-name="T1"><text:s/></text:span><text:span text:style-name="T1">insert_dbout_profil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xml:id="id47" draw:id="id47" draw:layer="layout" svg:width="3.332cm" svg:height="0.793cm" svg:x="9.89cm" svg:y="15.923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5.715cm" svg:height="1.959cm" svg:x="5.604cm" svg:y="6.556cm">
          <text:p text:style-name="P14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4" draw:id="id54" draw:layer="layout" svg:width="3.968cm" svg:height="0.803cm" draw:transform="skewX (-0.00628318530717958) rotate (-0.00628318530718033) translate (6.398cm 7.47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382cm" svg:y1="8.289cm" svg:x2="10.763cm" svg:y2="13.202cm" draw:start-shape="id54" draw:start-glue-point="2" draw:end-shape="id51" draw:end-glue-point="0" svg:d="M8382 8289l2381 4913" svg:viewBox="0 0 2382 4914">
          <text:p/>
        </draw:connector>
        <draw:connector draw:style-name="gr4" draw:text-style-name="P4" draw:layer="layout" draw:type="line" svg:x1="8.619cm" svg:y1="20.719cm" svg:x2="15.525cm" svg:y2="16.716cm" draw:start-shape="id45" draw:start-glue-point="1" draw:end-shape="id52" draw:end-glue-point="2" svg:d="M8619 20719l6906-4003" svg:viewBox="0 0 6907 4004">
          <text:p/>
        </draw:connector>
        <draw:connector draw:style-name="gr4" draw:text-style-name="P4" draw:layer="layout" draw:type="line" svg:x1="9.413cm" svg:y1="14.886cm" svg:x2="11.556cm" svg:y2="15.923cm" draw:start-shape="id49" draw:start-glue-point="1" draw:end-shape="id47" draw:end-glue-point="0" svg:d="M9413 14886l2143 1037" svg:viewBox="0 0 2144 1038">
          <text:p/>
        </draw:connector>
        <draw:connector draw:style-name="gr4" draw:text-style-name="P4" draw:layer="layout" draw:type="line" svg:x1="8.937cm" svg:y1="18.537cm" svg:x2="11.556cm" svg:y2="16.716cm" draw:start-shape="id50" draw:start-glue-point="1" draw:end-shape="id47" draw:end-glue-point="2" svg:d="M8937 18537l2619-1821" svg:viewBox="0 0 2620 1822">
          <text:p/>
        </draw:connector>
        <draw:connector draw:style-name="gr4" draw:text-style-name="P4" draw:layer="layout" draw:type="line" svg:x1="8.937cm" svg:y1="18.537cm" svg:x2="15.525cm" svg:y2="16.716cm" draw:start-shape="id50" draw:start-glue-point="1" draw:end-shape="id52" draw:end-glue-point="2" svg:d="M8937 18537l6588-1821" svg:viewBox="0 0 6589 1822">
          <text:p/>
        </draw:connector>
      </draw:page>
      <draw:page draw:name="Test Run Text Reporting" draw:style-name="dp1" draw:master-page-name="Default">
        <draw:custom-shape draw:style-name="gr28" draw:text-style-name="P16" draw:layer="layout" svg:width="17.494cm" svg:height="14.723cm" svg:x="2.111cm" svg:y="7.35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8" draw:id="id58" draw:layer="layout" svg:width="4.445cm" svg:height="1.27cm" svg:x="15.922cm" svg:y="12.0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6" draw:id="id56" draw:layer="layout" svg:width="4.445cm" svg:height="1.27cm" svg:x="15.682cm" svg:y="8.8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5" draw:id="id55" draw:layer="layout" svg:width="3.968cm" svg:height="0.803cm" draw:transform="skewX (-0.00628318530717958) rotate (-0.00628318530718033) translate (2.27cm 10.9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352cm" svg:x2="15.682cm" svg:y2="9.532cm" draw:start-shape="id55" draw:start-glue-point="1" draw:end-shape="id56" draw:end-glue-point="6" svg:d="M6238 11352l9444-1820" svg:viewBox="0 0 9445 1821">
          <text:p/>
        </draw:connector>
        <draw:connector draw:style-name="gr4" draw:text-style-name="P4" draw:layer="layout" draw:type="line" svg:x1="7.032cm" svg:y1="14.402cm" svg:x2="15.922cm" svg:y2="12.706cm" draw:start-shape="id57" draw:start-glue-point="1" draw:end-shape="id58" draw:end-glue-point="6" svg:d="M7032 14402l8890-1696" svg:viewBox="0 0 8891 1697">
          <text:p/>
        </draw:connector>
        <draw:custom-shape draw:style-name="gr3" draw:text-style-name="P3" xml:id="id60" draw:id="id60" draw:layer="layout" svg:width="3.968cm" svg:height="0.803cm" draw:transform="skewX (-0.00628318530717958) rotate (-0.00628318530718033) translate (7.508cm 23.1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618cm" svg:x2="9.492cm" svg:y2="23.162cm" draw:start-shape="id59" draw:start-glue-point="2" draw:end-shape="id60" draw:end-glue-point="0" svg:d="M9811 21618l-319 1544" svg:viewBox="0 0 320 1545">
          <text:p/>
        </draw:connector>
        <draw:custom-shape draw:style-name="gr6" draw:text-style-name="P6" xml:id="id62" draw:id="id62" draw:layer="layout" svg:width="4.445cm" svg:height="1.27cm" svg:x="15.763cm" svg:y="19.5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7.861cm" svg:x2="15.763cm" svg:y2="20.168cm" draw:start-shape="id61" draw:end-shape="id62" draw:end-glue-point="6" svg:d="M6555 17861l9208 2307" svg:viewBox="0 0 9209 2308">
          <text:p/>
        </draw:connector>
        <draw:frame draw:style-name="gr9" draw:text-style-name="P17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3" draw:text-style-name="P3" xml:id="id67" draw:id="id67" draw:layer="layout" svg:width="3.968cm" svg:height="0.803cm" draw:transform="skewX (-0.00628318530717958) rotate (-0.00628318530718033) translate (6.372cm 11.7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9" draw:id="id59" draw:layer="layout" svg:width="3.968cm" svg:height="0.803cm" draw:transform="skewX (-0.00628318530717958) rotate (-0.00628318530718033) translate (7.827cm 20.8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3" draw:id="id63" draw:layer="layout" svg:width="4.762cm" svg:height="0.793cm" svg:x="14.335cm" svg:y="10.6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352cm" svg:x2="14.335cm" svg:y2="11.039cm" draw:start-shape="id55" draw:start-glue-point="1" draw:end-shape="id63" svg:d="M6238 11352l8097-313" svg:viewBox="0 0 8098 314">
          <text:p/>
        </draw:connector>
        <draw:connector draw:style-name="gr4" draw:text-style-name="P4" draw:layer="layout" draw:type="line" svg:x1="4.254cm" svg:y1="11.741cm" svg:x2="4.889cm" svg:y2="15.575cm" draw:start-shape="id55" draw:start-glue-point="2" draw:end-shape="id64" draw:end-glue-point="0" svg:d="M4254 11741l635 3834" svg:viewBox="0 0 636 3835">
          <text:p/>
        </draw:connector>
        <draw:connector draw:style-name="gr4" draw:text-style-name="P4" draw:layer="layout" draw:type="line" svg:x1="4.254cm" svg:y1="11.741cm" svg:x2="5.048cm" svg:y2="13.988cm" draw:start-shape="id55" draw:start-glue-point="2" draw:end-shape="id57" draw:end-glue-point="0" svg:d="M4254 11741l794 2247" svg:viewBox="0 0 795 2248">
          <text:p/>
        </draw:connector>
        <draw:connector draw:style-name="gr4" draw:text-style-name="P4" draw:layer="layout" draw:type="line" svg:x1="4.254cm" svg:y1="11.741cm" svg:x2="4.571cm" svg:y2="17.447cm" draw:start-shape="id55" draw:start-glue-point="2" draw:end-shape="id61" draw:end-glue-point="0" svg:d="M4254 11741l317 5706" svg:viewBox="0 0 318 5707">
          <text:p/>
        </draw:connector>
        <draw:connector draw:style-name="gr4" draw:text-style-name="P4" draw:layer="layout" draw:type="line" svg:x1="6.873cm" svg:y1="15.989cm" svg:x2="11.434cm" svg:y2="15.159cm" draw:start-shape="id64" draw:start-glue-point="1" draw:end-shape="id65" draw:end-glue-point="3" svg:d="M6873 15989l4561-830" svg:viewBox="0 0 4562 831">
          <text:p/>
        </draw:connector>
        <draw:connector draw:style-name="gr4" draw:text-style-name="P4" draw:layer="layout" draw:type="line" svg:x1="4.889cm" svg:y1="16.378cm" svg:x2="9.811cm" svg:y2="20.815cm" draw:start-shape="id64" draw:start-glue-point="2" draw:end-shape="id59" draw:end-glue-point="0" svg:d="M4889 16378l4922 4437" svg:viewBox="0 0 4923 4438">
          <text:p/>
        </draw:connector>
        <draw:connector draw:style-name="gr4" draw:text-style-name="P4" draw:layer="layout" draw:type="line" svg:x1="6.873cm" svg:y1="15.989cm" svg:x2="14.335cm" svg:y2="11.039cm" draw:start-shape="id64" draw:start-glue-point="1" draw:end-shape="id63" draw:end-glue-point="3" svg:d="M6873 15989l7462-4950" svg:viewBox="0 0 7463 4951">
          <text:p/>
        </draw:connector>
        <draw:connector draw:style-name="gr4" draw:text-style-name="P4" draw:layer="layout" draw:type="line" svg:x1="6.873cm" svg:y1="15.989cm" svg:x2="11.16cm" svg:y2="17.711cm" draw:start-shape="id64" draw:start-glue-point="1" draw:end-shape="id66" draw:end-glue-point="3" svg:d="M6873 15989l4287 1722" svg:viewBox="0 0 4288 1723">
          <text:p/>
        </draw:connector>
        <draw:connector draw:style-name="gr4" draw:text-style-name="P4" draw:layer="layout" draw:type="line" svg:x1="7.032cm" svg:y1="14.402cm" svg:x2="14.335cm" svg:y2="11.039cm" draw:start-shape="id57" draw:start-glue-point="1" draw:end-shape="id63" draw:end-glue-point="3" svg:d="M7032 14402l7303-3363" svg:viewBox="0 0 7304 3364">
          <text:p/>
        </draw:connector>
        <draw:connector draw:style-name="gr4" draw:text-style-name="P4" draw:layer="layout" draw:type="line" svg:x1="7.032cm" svg:y1="14.402cm" svg:x2="8.356cm" svg:y2="12.614cm" draw:start-shape="id57" draw:start-glue-point="1" draw:end-shape="id67" draw:end-glue-point="2" svg:d="M7032 14402l1324-1788" svg:viewBox="0 0 1325 1789">
          <text:p/>
        </draw:connector>
        <draw:connector draw:style-name="gr4" draw:text-style-name="P4" draw:layer="layout" draw:type="line" svg:x1="5.048cm" svg:y1="14.791cm" svg:x2="9.811cm" svg:y2="20.815cm" draw:start-shape="id57" draw:start-glue-point="2" draw:end-shape="id59" draw:end-glue-point="0" svg:d="M5048 14791l4763 6024" svg:viewBox="0 0 4764 6025">
          <text:p/>
        </draw:connector>
        <draw:connector draw:style-name="gr4" draw:text-style-name="P4" draw:layer="layout" draw:type="line" svg:x1="4.571cm" svg:y1="18.25cm" svg:x2="9.811cm" svg:y2="20.815cm" draw:start-shape="id61" draw:start-glue-point="2" draw:end-shape="id59" draw:end-glue-point="0" svg:d="M4571 18250l5240 2565" svg:viewBox="0 0 5241 2566">
          <text:p/>
        </draw:connector>
        <draw:connector draw:style-name="gr4" draw:text-style-name="P4" draw:layer="layout" draw:type="line" svg:x1="6.555cm" svg:y1="17.861cm" svg:x2="14.335cm" svg:y2="11.039cm" draw:start-shape="id61" draw:start-glue-point="1" draw:end-shape="id63" draw:end-glue-point="3" svg:d="M6555 17861l7780-6822" svg:viewBox="0 0 7781 6823">
          <text:p/>
        </draw:connector>
        <draw:connector draw:style-name="gr4" draw:text-style-name="P4" draw:layer="layout" draw:type="line" svg:x1="13.418cm" svg:y1="14.77cm" svg:x2="15.922cm" svg:y2="12.706cm" draw:start-shape="id65" draw:start-glue-point="0" draw:end-shape="id58" draw:end-glue-point="6" svg:d="M13418 14770l2504-2064" svg:viewBox="0 0 2505 2065">
          <text:p/>
        </draw:connector>
        <draw:connector draw:style-name="gr4" draw:text-style-name="P4" draw:layer="layout" draw:type="line" svg:x1="13.144cm" svg:y1="18.125cm" svg:x2="15.763cm" svg:y2="20.168cm" draw:start-shape="id66" draw:start-glue-point="2" draw:end-shape="id62" draw:end-glue-point="6" svg:d="M13144 18125l2619 2043" svg:viewBox="0 0 2620 2044">
          <text:p/>
        </draw:connector>
        <draw:connector draw:style-name="gr4" draw:text-style-name="P4" draw:layer="layout" draw:type="line" svg:x1="13.418cm" svg:y1="15.573cm" svg:x2="9.811cm" svg:y2="20.815cm" draw:start-shape="id65" draw:start-glue-point="2" draw:end-shape="id59" draw:end-glue-point="0" svg:d="M13418 15573l-3607 5242" svg:viewBox="0 0 3608 5243">
          <text:p/>
        </draw:connector>
        <draw:connector draw:style-name="gr4" draw:text-style-name="P4" draw:layer="layout" draw:type="line" svg:x1="13.144cm" svg:y1="18.125cm" svg:x2="9.811cm" svg:y2="20.815cm" draw:start-shape="id66" draw:start-glue-point="2" draw:end-shape="id59" draw:end-glue-point="0" svg:d="M13144 18125l-3333 2690" svg:viewBox="0 0 3334 2691">
          <text:p/>
        </draw:connector>
        <draw:custom-shape draw:style-name="gr3" draw:text-style-name="P3" xml:id="id57" draw:id="id57" draw:layer="layout" svg:width="3.968cm" svg:height="0.803cm" draw:transform="skewX (-0.00628318530717958) rotate (-0.00628318530718033) translate (3.064cm 13.9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1" draw:id="id61" draw:layer="layout" svg:width="3.968cm" svg:height="0.803cm" draw:transform="skewX (-0.00628318530717958) rotate (-0.00628318530718033) translate (2.587cm 17.4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6" draw:id="id66" draw:layer="layout" svg:width="3.968cm" svg:height="0.803cm" draw:transform="skewX (-0.00628318530717958) rotate (-0.00628318530718033) translate (11.16cm 17.3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5" draw:id="id65" draw:layer="layout" svg:width="3.968cm" svg:height="0.803cm" draw:transform="skewX (-0.00628318530717958) rotate (-0.00628318530718033) translate (11.434cm 14.7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4" draw:id="id64" draw:layer="layout" svg:width="3.968cm" svg:height="0.803cm" draw:transform="skewX (-0.00628318530717958) rotate (-0.00628318530718033) translate (2.905cm 15.5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4.763cm" svg:height="1.959cm" svg:x="14.493cm" svg:y="4.9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8" draw:id="id68" draw:layer="layout" svg:width="3.651cm" svg:height="0.793cm" svg:x="15.763cm" svg:y="5.8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225cm" svg:x2="17.588cm" svg:y2="6.673cm" draw:start-shape="id67" draw:start-glue-point="1" draw:end-shape="id68" draw:end-glue-point="2" svg:d="M10340 12225l7248-5552" svg:viewBox="0 0 7249 5553">
          <text:p/>
        </draw:connector>
        <draw:custom-shape draw:style-name="gr30" draw:text-style-name="P3" xml:id="id69" draw:id="id69" draw:layer="layout" svg:width="4.921cm" svg:height="0.803cm" draw:transform="skewX (-0.00628318530717958) rotate (-0.00628318530718033) translate (3.064cm 8.698cm)">
          <text:p text:style-name="P1"><text:span text:style-name="T1">dbms_ou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24cm" svg:y1="9.516cm" svg:x2="4.254cm" svg:y2="10.938cm" draw:start-shape="id69" draw:end-shape="id55" draw:end-glue-point="0" svg:d="M5524 9516l-1270 1422" svg:viewBox="0 0 1271 1423">
          <text:p/>
        </draw:connector>
        <draw:connector draw:style-name="gr4" draw:text-style-name="P4" draw:layer="layout" draw:type="line" svg:x1="7.985cm" svg:y1="9.13cm" svg:x2="15.682cm" svg:y2="9.575cm" draw:start-shape="id69" draw:start-glue-point="1" svg:d="M7985 9130l7697 445" svg:viewBox="0 0 7698 446">
          <text:p/>
        </draw:connector>
      </draw:page>
      <draw:page draw:name="Ad-Hoc Text Reporting" draw:style-name="dp1" draw:master-page-name="Default">
        <draw:custom-shape draw:style-name="gr31" draw:text-style-name="P8" draw:layer="layout" svg:width="8.731cm" svg:height="4.762cm" svg:x="9.096cm" svg:y="6.874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7.244cm" svg:height="2.381cm" svg:x="7.508cm" svg:y="12.589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13.018cm" svg:height="5.398cm" svg:x="6.714cm" svg:y="15.922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4" draw:id="id74" draw:layer="layout" svg:width="3.968cm" svg:height="0.803cm" draw:transform="skewX (-0.00628318530717958) rotate (-0.00628318530718033) translate (7.986cm 13.666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0" draw:id="id70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1" draw:id="id71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2" draw:id="id72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3" draw:id="id73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70" draw:start-glue-point="2" draw:end-shape="id71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70" draw:start-glue-point="2" draw:end-shape="id72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70" draw:start-glue-point="2" draw:end-shape="id73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9.97cm" svg:y2="14.481cm" draw:start-shape="id71" draw:start-glue-point="0" draw:end-shape="id74" draw:end-glue-point="2" svg:d="M16219 17951l-6249-3470" svg:viewBox="0 0 6250 3471">
          <text:p/>
        </draw:connector>
        <draw:connector draw:style-name="gr4" draw:text-style-name="P4" draw:layer="layout" draw:type="line" svg:x1="12.567cm" svg:y1="18.858cm" svg:x2="9.97cm" svg:y2="14.481cm" draw:start-shape="id72" draw:start-glue-point="0" draw:end-shape="id74" draw:end-glue-point="2" svg:d="M12567 18858l-2597-4377" svg:viewBox="0 0 2598 4378">
          <text:p/>
        </draw:connector>
        <draw:connector draw:style-name="gr4" draw:text-style-name="P4" draw:layer="layout" draw:type="line" svg:x1="9.234cm" svg:y1="19.869cm" svg:x2="9.97cm" svg:y2="14.481cm" draw:start-shape="id73" draw:start-glue-point="0" draw:end-shape="id74" draw:end-glue-point="2" svg:d="M9234 19869l736-5388" svg:viewBox="0 0 737 5389">
          <text:p/>
        </draw:connector>
        <draw:connector draw:style-name="gr4" draw:text-style-name="P4" draw:layer="layout" draw:type="line" svg:x1="9.97cm" svg:y1="13.678cm" svg:x2="11.794cm" svg:y2="9.278cm" draw:start-shape="id74" draw:start-glue-point="0" draw:end-shape="id75" draw:end-glue-point="2" svg:d="M9970 13678l1824-4400" svg:viewBox="0 0 1825 4401">
          <text:p/>
        </draw:connector>
        <draw:custom-shape draw:style-name="gr34" draw:text-style-name="P3" xml:id="id75" draw:id="id75" draw:layer="layout" svg:width="4.445cm" svg:height="0.803cm" draw:transform="skewX (-0.00628318530717958) rotate (-0.00628318530718033) translate (9.572cm 8.461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6" draw:id="id76" draw:layer="layout" svg:width="3.968cm" svg:height="0.803cm" draw:transform="skewX (-0.00628318530717958) rotate (-0.00628318530718033) translate (1.952cm 7.283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572cm" svg:y1="8.862cm" svg:x2="5.92cm" svg:y2="7.709cm" draw:start-shape="id75" draw:start-glue-point="3" draw:end-shape="id76" draw:end-glue-point="1" svg:d="M9572 8862l-3652-1153" svg:viewBox="0 0 3653 1154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Add-Hoc Call:</text:span><text:span text:style-name="T6"> A user written un-named PL/SQL block that makes one or more calls to WT_ASSERT procedures.</text:span></text:p>
          </draw:text-box>
        </draw:frame>
        <draw:custom-shape draw:style-name="gr16" draw:text-style-name="P13" xml:id="id78" draw:id="id78" draw:layer="layout" svg:width="3.651cm" svg:height="0.793cm" svg:x="15.446cm" svg:y="16.39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049cm" svg:y1="10.988cm" svg:x2="17.271cm" svg:y2="16.398cm" draw:start-shape="id77" draw:start-glue-point="2" draw:end-shape="id78" draw:end-glue-point="0" svg:d="M15049 10988l2222 5410" svg:viewBox="0 0 2223 5411">
          <text:p/>
        </draw:connector>
        <draw:custom-shape draw:style-name="gr3" draw:text-style-name="P3" xml:id="id77" draw:id="id77" draw:layer="layout" svg:width="3.968cm" svg:height="0.803cm" draw:transform="skewX (-0.00628318530717958) rotate (-0.00628318530718033) translate (13.065cm 10.173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4.017cm" svg:y1="8.89cm" svg:x2="15.049cm" svg:y2="10.185cm" draw:start-shape="id75" draw:start-glue-point="1" draw:end-shape="id77" draw:end-glue-point="0" svg:d="M14017 8890l1032 1295" svg:viewBox="0 0 1033 1296">
          <text:p/>
        </draw:connector>
      </draw:page>
      <draw:page draw:name="Clear Test Runs, Results, and Profiles" draw:style-name="dp1" draw:master-page-name="Default">
        <draw:custom-shape draw:style-name="gr35" draw:text-style-name="P2" draw:layer="layout" svg:width="10.478cm" svg:height="2.54cm" svg:x="6.396cm" svg:y="16.87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10.002cm" svg:height="6.985cm" svg:x="8.302cm" svg:y="9.255cm">
          <text:p text:style-name="P18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&lt;page-name&gt;</loext:page-name></text:span></text:p>
          </draw:text-box>
        </draw:frame>
        <draw:custom-shape draw:style-name="gr37" draw:text-style-name="P2" draw:layer="layout" svg:width="17.145cm" svg:height="3.492cm" svg:x="1.657cm" svg:y="5.128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" xml:id="id81" draw:id="id81" draw:layer="layout" svg:width="4.334cm" svg:height="0.803cm" draw:transform="skewX (-0.00628318530717958) rotate (-0.00628318530718033) translate (3.403cm 5.604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2" draw:id="id82" draw:layer="layout" svg:width="4.445cm" svg:height="1.27cm" svg:x="15.15cm" svg:y="6.715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4.275cm" svg:y1="8.13cm" svg:x2="7.031cm" svg:y2="18.669cm" draw:start-shape="id79" draw:start-glue-point="2" draw:end-shape="id80" draw:end-glue-point="3" svg:d="M4275 8130l2756 10539" svg:viewBox="0 0 2757 10540">
          <text:p/>
        </draw:connector>
        <draw:custom-shape draw:style-name="gr11" draw:text-style-name="P3" xml:id="id79" draw:id="id79" draw:layer="layout" svg:width="4.285cm" svg:height="0.803cm" draw:transform="skewX (-0.00628318530717958) rotate (-0.00628318530718033) translate (2.133cm 7.314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57cm" svg:y1="6.421cm" svg:x2="4.275cm" svg:y2="7.327cm" draw:start-shape="id81" draw:start-glue-point="2" draw:end-shape="id79" draw:end-glue-point="0" svg:d="M5570 6421l-1295 906" svg:viewBox="0 0 1296 907">
          <text:p/>
        </draw:connector>
        <draw:connector draw:style-name="gr4" draw:text-style-name="P4" draw:layer="layout" draw:type="line" svg:x1="6.418cm" svg:y1="7.742cm" svg:x2="15.15cm" svg:y2="7.35cm" draw:start-shape="id79" draw:start-glue-point="1" draw:end-shape="id82" draw:end-glue-point="6" svg:d="M6418 7742l8732-392" svg:viewBox="0 0 8733 393">
          <text:p/>
        </draw:connector>
        <draw:connector draw:style-name="gr4" draw:text-style-name="P4" draw:layer="layout" draw:type="line" svg:x1="4.275cm" svg:y1="8.13cm" svg:x2="8.859cm" svg:y2="11.84cm" draw:start-shape="id79" draw:start-glue-point="2" draw:end-shape="id83" svg:d="M4275 8130l4584 3710" svg:viewBox="0 0 4585 3711">
          <text:p/>
        </draw:connector>
        <draw:custom-shape draw:style-name="gr6" draw:text-style-name="P6" xml:id="id85" draw:id="id85" draw:layer="layout" svg:width="4.445cm" svg:height="1.27cm" svg:x="14.663cm" svg:y="14.811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986cm" svg:y1="13.773cm" svg:x2="14.663cm" svg:y2="15.446cm" draw:start-shape="id84" draw:start-glue-point="1" draw:end-shape="id85" draw:end-glue-point="6" svg:d="M12986 13773l1677 1673" svg:viewBox="0 0 1678 1674">
          <text:p/>
        </draw:connector>
        <draw:custom-shape draw:style-name="gr6" draw:text-style-name="P6" xml:id="id86" draw:id="id86" draw:layer="layout" svg:width="4.445cm" svg:height="1.27cm" svg:x="14.661cm" svg:y="13.541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986cm" svg:y1="13.773cm" svg:x2="14.661cm" svg:y2="14.176cm" draw:start-shape="id84" draw:start-glue-point="1" draw:end-shape="id86" draw:end-glue-point="6" svg:d="M12986 13773l1675 403" svg:viewBox="0 0 1676 404">
          <text:p/>
        </draw:connector>
        <draw:custom-shape draw:style-name="gr6" draw:text-style-name="P6" xml:id="id87" draw:id="id87" draw:layer="layout" svg:width="4.445cm" svg:height="1.27cm" svg:x="14.661cm" svg:y="12.27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986cm" svg:y1="13.773cm" svg:x2="14.661cm" svg:y2="12.906cm" draw:start-shape="id84" draw:end-shape="id87" draw:end-glue-point="6" svg:d="M12986 13773l1675-867" svg:viewBox="0 0 1676 868">
          <text:p/>
        </draw:connector>
        <draw:custom-shape draw:style-name="gr6" draw:text-style-name="P6" xml:id="id88" draw:id="id88" draw:layer="layout" svg:width="4.445cm" svg:height="1.27cm" svg:x="14.733cm" svg:y="11.001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3.144cm" svg:y1="11.867cm" svg:x2="14.733cm" svg:y2="11.636cm" draw:start-shape="id83" draw:end-shape="id88" draw:end-glue-point="6" svg:d="M13144 11867l1589-231" svg:viewBox="0 0 1590 232">
          <text:p/>
        </draw:connector>
        <draw:custom-shape draw:style-name="gr11" draw:text-style-name="P3" xml:id="id83" draw:id="id83" draw:layer="layout" svg:width="4.285cm" svg:height="0.803cm" draw:transform="skewX (-0.00628318530717958) rotate (-0.00628318530718033) translate (8.859cm 11.439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316cm" svg:y1="18.696cm" svg:x2="13.223cm" svg:y2="18.621cm" draw:start-shape="id80" draw:start-glue-point="1" draw:end-shape="id89" draw:end-glue-point="6" svg:d="M11316 18696l1907-75" svg:viewBox="0 0 1908 76">
          <text:p/>
        </draw:connector>
        <draw:custom-shape draw:style-name="gr6" draw:text-style-name="P6" xml:id="id89" draw:id="id89" draw:layer="layout" svg:width="4.445cm" svg:height="1.27cm" svg:x="13.223cm" svg:y="17.986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80" draw:id="id80" draw:layer="layout" svg:width="4.285cm" svg:height="0.803cm" draw:transform="skewX (-0.00628318530717958) rotate (-0.00628318530718033) translate (7.031cm 18.26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4" draw:id="id84" draw:layer="layout" svg:width="4.285cm" svg:height="0.803cm" draw:transform="skewX (-0.00628318530717958) rotate (-0.00628318530718033) translate (8.701cm 13.345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001cm" svg:y1="12.255cm" svg:x2="10.843cm" svg:y2="13.358cm" draw:start-shape="id83" draw:start-glue-point="2" draw:end-shape="id84" draw:end-glue-point="0" svg:d="M11001 12255l-158 1103" svg:viewBox="0 0 159 1104">
          <text:p/>
        </draw:connector>
        <draw:connector draw:style-name="gr4" draw:text-style-name="P4" draw:layer="layout" draw:type="line" svg:x1="13.144cm" svg:y1="11.867cm" svg:x2="17.373cm" svg:y2="7.985cm" draw:start-shape="id83" draw:end-shape="id82" draw:end-glue-point="8" svg:d="M13144 11867l4229-3882" svg:viewBox="0 0 4230 3883">
          <text:p/>
        </draw:connector>
        <draw:custom-shape draw:style-name="gr39" draw:text-style-name="P2" draw:layer="layout" svg:width="10.478cm" svg:height="4.127cm" svg:x="2.905cm" svg:y="20.05cm">
          <text:p text:style-name="P7"><text:span text:style-name="T1">WT_TEST_RUN_STA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667cm" svg:y1="22.346cm" svg:x2="9.732cm" svg:y2="21.796cm" draw:start-shape="id90" draw:start-glue-point="1" draw:end-shape="id91" draw:end-glue-point="6" svg:d="M7667 22346l2065-550" svg:viewBox="0 0 2066 551">
          <text:p/>
        </draw:connector>
        <draw:custom-shape draw:style-name="gr6" draw:text-style-name="P6" xml:id="id91" draw:id="id91" draw:layer="layout" svg:width="4.445cm" svg:height="1.27cm" svg:x="9.732cm" svg:y="21.161cm">
          <text:p text:style-name="P1"><text:span text:style-name="T3">WT_TEST_RUN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90" draw:id="id90" draw:layer="layout" svg:width="4.285cm" svg:height="0.803cm" draw:transform="skewX (-0.00628318530717958) rotate (-0.00628318530718033) translate (3.382cm 21.91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275cm" svg:y1="8.13cm" svg:x2="5.524cm" svg:y2="21.931cm" draw:start-shape="id79" draw:start-glue-point="2" draw:end-shape="id90" draw:end-glue-point="0" svg:d="M4275 8130l1249 13801" svg:viewBox="0 0 1250 13802">
          <text:p/>
        </draw:connector>
        <draw:connector draw:style-name="gr4" draw:text-style-name="P4" draw:layer="layout" draw:type="line" svg:x1="7.667cm" svg:y1="22.346cm" svg:x2="9.731cm" svg:y2="23.067cm" draw:start-shape="id90" draw:end-shape="id92" draw:end-glue-point="6" svg:d="M7667 22346l2064 721" svg:viewBox="0 0 2065 722">
          <text:p/>
        </draw:connector>
        <draw:custom-shape draw:style-name="gr6" draw:text-style-name="P6" xml:id="id92" draw:id="id92" draw:layer="layout" svg:width="4.445cm" svg:height="1.27cm" svg:x="9.731cm" svg:y="22.432cm">
          <text:p text:style-name="P1"><text:span text:style-name="T3">WT_TESTCASE_STA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6-25">6/25/18</text:date></text:span><text:span text:style-name="MT1"> <text:s text:c="3"/>Page </text:span><text:span text:style-name="MT1"><text:page-number>5</text:page-number></text:span><text:span text:style-name="MT1"> of </text:span><text:span text:style-name="MT1"><text:page-count>6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50</meta:editing-cycles>
    <meta:editing-duration>P2DT5H39M33S</meta:editing-duration>
    <dc:date>2018-06-25T07:26:31.348000000</dc:date>
    <meta:generator>LibreOffice/5.3.6.1$Windows_X86_64 LibreOffice_project/686f202eff87ef707079aeb7f485847613344eb7</meta:generator>
    <meta:document-statistic meta:object-count="243"/>
  </office:meta>
</office:document-meta>
</file>